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146in"/>
    </style:style>
    <style:style style:name="co2" style:family="table-column">
      <style:table-column-properties fo:break-before="auto" style:column-width="0.337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t" table:style-name="ta1">
        <table:shapes>
          <draw:frame draw:z-index="0" draw:style-name="gr1" draw:text-style-name="P1" svg:width="6.3051in" svg:height="3.5413in" svg:x="1.2906in" svg:y="0.0925in">
            <draw:object draw:notify-on-update-of-ranges="det.A1:det.A40 det.C1:det.C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50" calcext:value-type="float">
            <text:p>1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50" calcext:value-type="float">
            <text:p>155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00" calcext:value-type="float">
            <text:p>16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50" calcext:value-type="float">
            <text:p>16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00" calcext:value-type="float">
            <text:p>17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750" calcext:value-type="float">
            <text:p>175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00" calcext:value-type="float">
            <text:p>18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50" calcext:value-type="float">
            <text:p>185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900" calcext:value-type="float">
            <text:p>19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0" calcext:value-type="float">
            <text:p>20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50" calcext:value-type="float">
            <text:p>20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100" calcext:value-type="float">
            <text:p>210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150" calcext:value-type="float">
            <text:p>21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200" calcext:value-type="float">
            <text:p>220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50" calcext:value-type="float">
            <text:p>22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300" calcext:value-type="float">
            <text:p>23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350" calcext:value-type="float">
            <text:p>23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500" calcext:value-type="float">
            <text:p>25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50" calcext:value-type="float">
            <text:p>25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650" calcext:value-type="float">
            <text:p>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700" calcext:value-type="float">
            <text:p>27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750" calcext:value-type="float">
            <text:p>2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2-11-16T16:45:32.515040953</dc:date>
    <dc:creator>Stephan Lachnit</dc:creator>
    <meta:editing-duration>PT1M17S</meta:editing-duration>
    <meta:editing-cycles>1</meta:editing-cycles>
    <meta:document-statistic meta:table-count="1" meta:cell-count="1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6cm" svg:height="8.996cm" xlink:href=".." xlink:type="simple" chart:class="chart:scatter" chart:style-name="ch1">
        <chart:title svg:x="6.425cm" svg:y="0.315cm" chart:style-name="ch2">
          <text:p>Detector Noise</text:p>
        </chart:title>
        <chart:legend chart:legend-position="end" svg:x="13.709cm" svg:y="4.203cm" style:legend-expansion="high" chart:style-name="ch3"/>
        <chart:plot-area chart:style-name="ch4" table:cell-range-address="det.A1:det.A40 det.C1:det.C40" svg:x="1.314cm" svg:y="1.299cm" svg:width="12.075cm" svg:height="6.554cm">
          <chart:coordinate-region svg:x="2.147cm" svg:y="1.494cm" svg:width="10.852cm" svg:height="5.72cm"/>
          <chart:axis chart:dimension="x" chart:name="primary-x" chart:style-name="ch5">
            <chart:title svg:x="6.465cm" svg:y="8.033cm" chart:style-name="ch6">
              <text:p>mass [GeV]</text:p>
            </chart:title>
          </chart:axis>
          <chart:axis chart:dimension="y" chart:name="primary-y" chart:style-name="ch7">
            <chart:title svg:x="0.451cm" svg:y="5.11cm" chart:style-name="ch8">
              <text:p>entries</text:p>
            </chart:title>
            <chart:grid chart:style-name="ch9" chart:class="major"/>
          </chart:axis>
          <chart:series chart:style-name="ch10" chart:values-cell-range-address="det.C1:det.C40" chart:class="chart:scatter">
            <chart:domain table:cell-range-address="det.A1:det.A40"/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det.A1:det.A40</svg:desc>
                </draw:g>
              </table:table-cell>
              <table:table-cell office:value-type="float" office:value="0">
                <text:p>0</text:p>
                <draw:g>
                  <svg:desc>det.C1:det.C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">
                <text:p>1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">
                <text:p>13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0">
                <text:p>1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">
                <text:p>1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0">
                <text:p>14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">
                <text:p>15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">
                <text:p>16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0">
                <text:p>16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">
                <text:p>17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">
                <text:p>17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">
                <text:p>18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0">
                <text:p>18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">
                <text:p>190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0">
                <text:p>19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0">
                <text:p>20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0">
                <text:p>21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50">
                <text:p>21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">
                <text:p>22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0">
                <text:p>22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0">
                <text:p>23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0">
                <text:p>23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0">
                <text:p>24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0">
                <text:p>2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">
                <text:p>2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0">
                <text:p>25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0">
                <text:p>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50">
                <text:p>2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0">
                <text:p>2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0">
                <text:p>2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0">
                <text:p>2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0">
                <text:p>2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0">
                <text:p>2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0">
                <text:p>29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